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1189in" fo:margin-bottom="0.1189in" loext:contextual-spacing="false"/>
      <style:text-properties fo:font-size="14pt" officeooo:rsid="001b55c6" officeooo:paragraph-rsid="001b55c6" style:font-size-asian="14pt" style:font-size-complex="14pt"/>
    </style:style>
    <style:style style:name="P2" style:family="paragraph" style:parent-style-name="Standard">
      <style:paragraph-properties fo:margin-top="0.1189in" fo:margin-bottom="0.1189in" loext:contextual-spacing="false"/>
      <style:text-properties fo:font-size="14pt" officeooo:rsid="001f38dd" officeooo:paragraph-rsid="001f38dd" style:font-size-asian="14pt" style:font-size-complex="14pt"/>
    </style:style>
    <style:style style:name="P3" style:family="paragraph" style:parent-style-name="Standard">
      <style:paragraph-properties fo:margin-top="0.1189in" fo:margin-bottom="0.1189in" loext:contextual-spacing="false"/>
      <style:text-properties fo:font-size="14pt" officeooo:rsid="001f886c" officeooo:paragraph-rsid="001f886c" style:font-size-asian="14pt" style:font-size-complex="14pt"/>
    </style:style>
    <style:style style:name="P4" style:family="paragraph" style:parent-style-name="Standard">
      <style:paragraph-properties fo:margin-top="0.1189in" fo:margin-bottom="0.1189in" loext:contextual-spacing="false"/>
      <style:text-properties fo:font-size="14pt" officeooo:rsid="002093a4" officeooo:paragraph-rsid="002093a4" style:font-size-asian="14pt" style:font-size-complex="14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c28de" style:font-weight-asian="normal" style:font-weight-complex="normal"/>
    </style:style>
    <style:style style:name="T4" style:family="text">
      <style:text-properties fo:font-weight="normal" officeooo:rsid="001db4fd" style:font-weight-asian="normal" style:font-weight-complex="normal"/>
    </style:style>
    <style:style style:name="T5" style:family="text">
      <style:text-properties fo:font-weight="normal" officeooo:rsid="001f886c" style:font-weight-asian="normal"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2093a4" style:font-style-asian="normal" style:font-weight-asian="normal" style:font-style-complex="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king a Hadoop cluster may be time consuming and annoying at times; but we are in this for the profit, and that profit is to have this well designed system that allows us to access, ingest, process, and store large amount of data <text:span text:style-name="T1">effectively </text:span><text:span text:style-name="T2">and </text:span><text:span text:style-name="T1">efficiently</text:span><text:span text:style-name="T2">.</text:span></text:p>
      <text:p text:style-name="P1"><text:span text:style-name="T2">Regardless of how powerful and well-performing a </text:span><text:span text:style-name="T1">newly</text:span><text:span text:style-name="T2"> formed Hadoop cluster may seem, it is far from being optimized. It is however crucial to note that the optimization process for the Hadoop cluster is entirely dependent on the job at hand and what it is being used for.</text:span><text:span text:style-name="T4"> </text:span></text:p>
      <text:p text:style-name="P2"><text:span text:style-name="T4">H</text:span><text:span text:style-name="T2">ardware configuration play a huge role in regards to Hadoop cluster productivity and efficiency. One of the biggest issues that can cause a lot of </text:span><text:span text:style-name="T5">issues with the performance of a particular cluster is the incorrect allocation of resources, mainly RAM.</text:span></text:p>
      <text:p text:style-name="P3"><text:span text:style-name="T2">This particular mistake can have 2 very serious ramifications : </text:span><text:span text:style-name="T1">Memory Ballooning</text:span><text:span text:style-name="T2"> and </text:span><text:span text:style-name="T1">Memory Swapping</text:span><text:span text:style-name="T2">. </text:span></text:p>
      <text:p text:style-name="P3"><text:span text:style-name="T2">Memory ballooning is the state in which one of the VMs is allocated extreme amount of surplus and <text:s/>RAM and is essentially leaving other VMs to dry, now even if any mechanism in place try to correct this issue, the reallocation of these resources will be time consuming.</text:span></text:p>
      <text:p text:style-name="P3"><text:span text:style-name="T2">Likewise, Memory Swapping describes the instance in which OS will carve out a partition in your disk or create a particular file on your disk and uses that space in case your memory fills up. Programs in RAM which are not actively used will be copied into (swapping process) to the disk and reshuffled back when they are called upon. This process is time consuming and inefficient.</text:span></text:p>
      <text:p text:style-name="P3"><text:span text:style-name="T2">The best way to tackle these 2 issues is to use “</text:span><text:span text:style-name="T6">Hot Add</text:span><text:span text:style-name="T7">” method which dynamically redistributes resources across VMs based on their needs and usage.</text:span></text:p>
      <text:p text:style-name="P3"><text:span text:style-name="T7">Last but not least, Linux takes advantage of a lot of test points to </text:span><text:span text:style-name="T8">monitor different tasks, these test points include but are not limited to: </text:span></text:p>
      <text:p text:style-name="P4"><text:span text:style-name="T8">C</text:span><text:span text:style-name="T7">hecksums, last session time, creation dare, last user who accessed or used a particular file/application and much more. By disabling these predefined functionality in our Hadoop cluster, the performance can be substantially increas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1T13:24:13.765266988</meta:creation-date>
    <meta:editing-duration>PT2M15S</meta:editing-duration>
    <meta:editing-cycles>2</meta:editing-cycles>
    <meta:generator>LibreOffice/6.0.7.3$Linux_X86_64 LibreOffice_project/00m0$Build-3</meta:generator>
    <dc:date>2020-11-11T17:21:45.819959197</dc:date>
    <meta:document-statistic meta:table-count="0" meta:image-count="0" meta:object-count="0" meta:page-count="1" meta:paragraph-count="9" meta:word-count="350" meta:character-count="2067" meta:non-whitespace-character-count="1722"/>
  </office:meta>
</office:document-meta>
</file>